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A3000003B0B29998DD.png" manifest:media-type="image/png"/>
  <manifest:file-entry manifest:full-path="Pictures/100000010000069C00000362C7F0F086.png" manifest:media-type="image/png"/>
  <manifest:file-entry manifest:full-path="Pictures/100000010000062D000003782A65A3B0.png" manifest:media-type="image/png"/>
  <manifest:file-entry manifest:full-path="Pictures/10000001000004A2000002ED8878992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color="#ff0000" draw:marker-end="Extrémités_20_de_20_flèche_20_1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644cm" svg:height="7.75cm" svg:x="5.606cm" svg:y="2.75cm">
          <draw:image xlink:href="Pictures/100000010000069C00000362C7F0F086.png" xlink:type="simple" xlink:show="embed" xlink:actuate="onLoad" draw:mime-type="image/png">
            <text:p/>
          </draw:image>
        </draw:frame>
        <draw:line draw:style-name="gr2" draw:text-style-name="P2" draw:layer="layout" svg:x1="14cm" svg:y1="6cm" svg:x2="16cm" svg:y2="7.25cm">
          <text:p/>
        </draw:line>
        <draw:frame draw:style-name="gr1" draw:text-style-name="P1" draw:layer="layout" svg:width="13.409cm" svg:height="7.5cm" svg:x="0.25cm" svg:y="5.25cm">
          <draw:image xlink:href="Pictures/100000010000062D000003782A65A3B0.png" xlink:type="simple" xlink:show="embed" xlink:actuate="onLoad" draw:mime-type="image/png">
            <text:p/>
          </draw:image>
        </draw:frame>
        <draw:frame draw:style-name="gr1" draw:text-style-name="P1" draw:layer="layout" svg:width="13.561cm" svg:height="8cm" svg:x="6.939cm" svg:y="10.25cm">
          <draw:image xlink:href="Pictures/10000001000004A2000002ED88789927.png" xlink:type="simple" xlink:show="embed" xlink:actuate="onLoad" draw:mime-type="image/png">
            <text:p/>
          </draw:image>
        </draw:frame>
        <draw:frame draw:style-name="gr1" draw:text-style-name="P1" draw:layer="layout" svg:width="10.846cm" svg:height="7.095cm" svg:x="0.154cm" svg:y="15.25cm">
          <draw:image xlink:href="Pictures/10000001000005A3000003B0B29998D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11T11:24:08.733733800</meta:creation-date>
    <dc:date>2025-07-11T11:35:16.311652200</dc:date>
    <meta:editing-duration>PT55S</meta:editing-duration>
    <meta:editing-cycles>1</meta:editing-cycles>
    <meta:document-statistic meta:object-count="5"/>
    <meta:generator>LibreOffice/25.2.4.3$Windows_X86_64 LibreOffice_project/33e196637044ead23f5c3226cde09b47731f7e27</meta:generator>
  </office:meta>
</office:document-meta>
</file>